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1" svg:font-family="Waree"/>
    <style:font-face style:name="arial" svg:font-family="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0pt" officeooo:paragraph-rsid="000b0def" style:font-size-asian="10pt" style:font-size-complex="10pt"/>
    </style:style>
    <style:style style:name="P3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9pt" officeooo:paragraph-rsid="000b0def" style:font-size-asian="9pt" style:font-size-complex="9pt"/>
    </style:style>
    <style:style style:name="P7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officeooo:paragraph-rsid="000b0def" style:font-size-asian="12pt" style:font-size-complex="12pt"/>
    </style:style>
    <style:style style:name="P9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officeooo:paragraph-rsid="000f0c0f" style:font-size-asian="12pt" style:font-size-complex="12pt"/>
    </style:style>
    <style:style style:name="P11" style:family="paragraph" style:parent-style-name="Standard">
      <style:paragraph-properties fo:margin-left="1.302in" fo:margin-right="0in" fo:text-align="start" style:justify-single-word="false" fo:text-indent="-1.302in" style:auto-text-indent="false">
        <style:tab-stops/>
      </style:paragraph-properties>
      <style:text-properties fo:font-size="12pt" officeooo:paragraph-rsid="000f6733" style:font-size-asian="12pt" style:font-size-complex="12pt"/>
    </style:style>
    <style:style style:name="P12" style:family="paragraph" style:parent-style-name="Standard">
      <style:paragraph-properties fo:margin-left="1.302in" fo:margin-right="0in" fo:text-align="center" style:justify-single-word="false" fo:text-indent="-1.302in" style:auto-text-indent="false">
        <style:tab-stops/>
      </style:paragraph-properties>
      <style:text-properties fo:font-size="12pt" officeooo:rsid="000f6733" officeooo:paragraph-rsid="000f6733" style:font-size-asian="12pt" style:font-size-complex="12pt"/>
    </style:style>
    <style:style style:name="P13" style:family="paragraph" style:parent-style-name="Standard">
      <style:paragraph-properties fo:margin-left="1.302in" fo:margin-right="0in" fo:text-align="center" style:justify-single-word="false" fo:text-indent="-1.302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italic" fo:font-weight="bold" officeooo:rsid="00089753" officeooo:paragraph-rsid="00089753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089753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0f0c0f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ize="12pt" officeooo:paragraph-rsid="00089753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6.7398in" style:type="right"/>
        </style:tab-stops>
      </style:paragraph-properties>
      <style:text-properties fo:font-size="12pt" officeooo:rsid="00089753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officeooo:paragraph-rsid="00089753"/>
    </style:style>
    <style:style style:name="P26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19256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89753" style:font-size-asian="12pt" style:font-size-complex="12pt"/>
    </style:style>
    <style:style style:name="T3" style:family="text">
      <style:text-properties fo:font-size="12pt" officeooo:rsid="000b0def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fo:font-weight="bold" officeooo:rsid="000eff29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language="is" fo:country="IS"/>
    </style:style>
    <style:style style:name="T9" style:family="text">
      <style:text-properties fo:language="en" fo:country="US" style:font-size-asian="12pt" style:font-style-asian="normal" style:font-size-complex="12pt" style:font-style-complex="normal"/>
    </style:style>
    <style:style style:name="T10" style:family="text">
      <style:text-properties fo:language="en" fo:country="US" officeooo:rsid="00103145" style:font-size-asian="12pt" style:font-style-asian="normal" style:font-size-complex="12pt" style:font-style-complex="normal"/>
    </style:style>
    <style:style style:name="T11" style:family="text">
      <style:text-properties fo:language="en" fo:country="US" officeooo:rsid="000d238d" style:font-size-asian="12pt" style:font-style-asian="normal" style:font-size-complex="12pt" style:font-style-complex="normal"/>
    </style:style>
    <style:style style:name="T12" style:family="text">
      <style:text-properties fo:language="en" fo:country="US" officeooo:rsid="00158221" style:font-size-asian="12pt" style:font-style-asian="normal" style:font-size-complex="12pt" style:font-style-complex="normal"/>
    </style:style>
    <style:style style:name="T13" style:family="text">
      <style:text-properties officeooo:rsid="00089753"/>
    </style:style>
    <style:style style:name="T14" style:family="text">
      <style:text-properties fo:font-style="italic" fo:font-weight="bold" officeooo:rsid="0008975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eff29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officeooo:rsid="0008975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9bfc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e37b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eff2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f0c0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f673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256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089753" style:font-style-asian="normal" style:font-weight-asian="bold" style:font-style-complex="normal" style:font-weight-complex="bold"/>
    </style:style>
    <style:style style:name="T24" style:family="text">
      <style:text-properties officeooo:rsid="000f0c0f"/>
    </style:style>
    <style:style style:name="T25" style:family="text">
      <style:text-properties officeooo:rsid="000f6733"/>
    </style:style>
    <style:style style:name="T26" style:family="text">
      <style:text-properties officeooo:rsid="00107f81"/>
    </style:style>
    <style:style style:name="T27" style:family="text">
      <style:text-properties fo:font-variant="normal" fo:text-transform="none" fo:color="#000000" style:font-name="Liberation Serif" fo:letter-spacing="normal" fo:language="is" fo:country="IS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letter-spacing="normal" fo:language="is" fo:country="IS" fo:font-weight="normal" officeooo:rsid="00141533" style:font-size-asian="12pt" style:font-size-complex="12pt"/>
    </style:style>
    <style:style style:name="T29" style:family="text">
      <style:text-properties fo:font-variant="normal" fo:text-transform="none" fo:color="#000000" style:font-name="Liberation Serif" fo:letter-spacing="normal" fo:language="is" fo:country="IS" fo:font-weight="normal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style:font-name="Liberation Serif" fo:letter-spacing="normal" fo:language="is" fo:country="IS" fo:font-weight="normal" officeooo:rsid="0019256e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style:font-name="Liberation Serif" fo:letter-spacing="normal" fo:language="en" fo:country="US" fo:font-weight="normal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font-name="Liberation Serif" fo:letter-spacing="normal" fo:language="en" fo:country="US" fo:font-weight="normal" officeooo:rsid="00103145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font-name="Liberation Serif" fo:letter-spacing="normal" fo:language="en" fo:country="US" fo:font-weight="normal" officeooo:rsid="000b90a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style:font-name="Liberation Serif" fo:letter-spacing="normal" fo:language="en" fo:country="US" fo:font-weight="normal" officeooo:rsid="00132387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style:use-window-font-color="true" style:font-name="Liberation Serif" fo:letter-spacing="normal" fo:language="is" fo:country="IS" fo:font-weight="normal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use-window-font-color="true" style:font-name="Liberation Serif" fo:letter-spacing="normal" fo:language="is" fo:country="IS" fo:font-weight="normal" officeooo:rsid="0019256e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80" style:font-name="Liberation Serif" fo:letter-spacing="normal" fo:language="is" fo:country="IS" fo:font-weight="normal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80" style:font-name="Liberation Serif" fo:letter-spacing="normal" fo:language="is" fo:country="IS" fo:font-weight="normal" officeooo:rsid="0019256e" style:font-size-asian="12pt" style:font-style-asian="normal" style:font-size-complex="12pt" style:font-style-complex="normal"/>
    </style:style>
    <style:style style:name="T39" style:family="text">
      <style:text-properties style:font-size-asian="12pt" style:font-style-asian="normal" style:font-size-complex="12pt" style:font-style-complex="normal"/>
    </style:style>
    <style:style style:name="T40" style:family="text">
      <style:text-properties style:font-name="Liberation Serif" style:font-size-asian="12pt" style:font-style-asian="normal" style:font-size-complex="12pt" style:font-style-complex="normal"/>
    </style:style>
    <style:style style:name="T41" style:family="text">
      <style:text-properties style:font-name="Liberation Serif" fo:language="is" fo:country="IS" style:font-size-asian="12pt" style:font-style-asian="normal" style:font-size-complex="12pt" style:font-style-complex="normal"/>
    </style:style>
    <style:style style:name="T42" style:family="text">
      <style:text-properties style:font-name="Liberation Serif" fo:language="is" fo:country="IS" officeooo:rsid="00141533" style:font-size-asian="12pt" style:font-style-asian="normal" style:font-size-complex="12pt" style:font-style-complex="normal"/>
    </style:style>
    <style:style style:name="T43" style:family="text">
      <style:text-properties style:font-name="Liberation Serif" fo:language="en" fo:country="US" style:font-size-asian="12pt" style:font-style-asian="normal" style:font-size-complex="12pt" style:font-style-complex="normal"/>
    </style:style>
    <style:style style:name="T44" style:family="text">
      <style:text-properties style:font-name="Liberation Serif" fo:language="en" fo:country="US" officeooo:rsid="00103145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gmar Karl Stefánsson<text:tab/> phone: +354-5525024/+354-8579166</text:p>
      <text:p text:style-name="P21">born January 26th 1977<text:tab/>email: sigmarkarl@gmail.com</text:p>
      <text:p text:style-name="P21">Strandvegur 10, 210 <text:span text:style-name="T8">Garðabær,</text:span> Iceland <text:tab/><text:span text:style-name="T13">linkedin: </text:span><text:a xlink:type="simple" xlink:href="http://www.linkedin.com/profile/view?id=3231769"><text:span text:style-name="T13">www.linkedin.com/profile/view?id=3231769</text:span></text:a></text:p>
      <text:p text:style-name="P25"><text:span text:style-name="T2"><text:tab/>facebook: </text:span><text:a xlink:type="simple" xlink:href="https://www.facebook.com/sigmarkarl"><text:span text:style-name="T13">www.facebook.com/sigmarkarl</text:span></text:a></text:p>
      <text:p text:style-name="P22"/>
      <text:p text:style-name="P23">Resume </text:p>
      <text:p text:style-name="P20"/>
      <text:p text:style-name="P24">Education </text:p>
      <text:p text:style-name="P20"/>
      <text:p text:style-name="P6"><text:span text:style-name="T3">2010-<text:tab/>University of Iceland (</text:span><text:a xlink:type="simple" xlink:href="http://www.hi.is/"><text:span text:style-name="T3">http://www.hi.is</text:span></text:a><text:span text:style-name="T3">), Ph.D. studies in bioinformatics. Project name: Pan-Thermus divergence of species.</text:span></text:p>
      <text:p text:style-name="P9"/>
      <text:p text:style-name="P5"><text:span text:style-name="T1">1997-2002<text:tab/>University of Iceland (</text:span><text:a xlink:type="simple" xlink:href="http://www.hi.is/"><text:span text:style-name="T1">http://www.hi.is</text:span></text:a><text:span text:style-name="T1">), M.Sc. Degree in Electrical Engineering. Thesis name: Peptide and Protein Sequencing and Identification using Tandem Mass Spectrometry.</text:span></text:p>
      <text:p text:style-name="P7"/>
      <text:p text:style-name="P5"><text:span text:style-name="T1">1989-1996<text:tab/>Nýi tónlistarskólinn (a music school, </text:span><text:a xlink:type="simple" xlink:href="http://www.nyitonlistarskolinn.is/"><text:span text:style-name="T1">http://www.nyitonlistarskolinn.is</text:span></text:a><text:span text:style-name="T1">), - Final degree in classical piano playing (with accompanying courses).</text:span></text:p>
      <text:p text:style-name="P7"/>
      <text:p text:style-name="P13">Work experience </text:p>
      <text:p text:style-name="P7"/>
      <text:p text:style-name="P1"><text:span text:style-name="T1"><text:tab/></text:span><text:span text:style-name="T4">Matís ohf.</text:span><text:span text:style-name="T6"> (</text:span><text:a xlink:type="simple" xlink:href="http://www.matis.is/"><text:span text:style-name="T6">http://www.matis.is</text:span></text:a><text:span text:style-name="T6">) –</text:span><text:span text:style-name="T5"> Research scientist, Ph.D. student</text:span></text:p>
      <text:p text:style-name="P14"/>
      <text:p text:style-name="P26"><text:span text:style-name="T39">2010-current<text:tab/>Ph.D. studies at the University of </text:span><text:span text:style-name="T40">Iceland in collaboration with Mat</text:span><text:span text:style-name="T41">ís ohf. </text:span><text:span text:style-name="T42">The goal is</text:span><text:span text:style-name="T27"> to investigate </text:span><text:span text:style-name="T28">the </text:span><text:span text:style-name="T27">genome evolution and mechanisms of speciation within the thermophilic microbial genus of Thermus. </text:span><text:span text:style-name="T31">Developed a </text:span><text:span text:style-name="T32">microbial </text:span><text:span text:style-name="T31">gen</text:span><text:span text:style-name="T33">ome </text:span><text:span text:style-name="T34">and metabolic pathway</text:span><text:span text:style-name="T31"> navigator (</text:span><text:a xlink:type="simple" xlink:href="http://thermusgenes.appspot.com/pancore.html">http://thermusgenes.appspot.com</text:a><text:a xlink:type="simple" xlink:href="http://thermusgenes.appspot.com/pancore.html"><text:span text:style-name="T37">/</text:span></text:a><text:a xlink:type="simple" xlink:href="http://thermusgenes.appspot.com/pancore.html"><text:span text:style-name="T38">pancore.htm</text:span></text:a><text:a xlink:type="simple" xlink:href="http://thermusgenes.appspot.com/pancore.html">l</text:a><text:span text:style-name="T31">). Integrated into the software is a simple genomic sequence viewer software (</text:span><text:a xlink:type="simple" xlink:href="http://webfasta.appspot.com/">http://webfasta.appspot.com</text:a><text:a xlink:type="simple" xlink:href="http://webfasta.appspot.com/">/</text:a><text:span text:style-name="T31">). </text:span><text:span text:style-name="T43">Developed web based software for </text:span><text:span text:style-name="T44">calculating and </text:span><text:span text:style-name="T43">drawing phylogenetic </text:span><text:span text:style-name="T9">trees with extra annotations (</text:span><text:a xlink:type="simple" xlink:href="http://webconnectron.appspot.com/Treedraw.html"><text:span text:style-name="T39">http://webconnectron.appspot.com/Treedraw.html</text:span></text:a><text:span text:style-name="T9">). The software also </text:span><text:span text:style-name="T11">includes</text:span><text:span text:style-name="T9"> 3D graph theory visualization </text:span><text:span text:style-name="T11">support</text:span><text:span text:style-name="T9">. Developed software to utilize scarce computer resources as a cluster to </text:span><text:span text:style-name="T10">for </text:span><text:span text:style-name="T12">microbial genome annotation</text:span><text:span text:style-name="T9"> computations (</text:span><text:a xlink:type="simple" xlink:href="http://funblastic.appspot.com/"><text:span text:style-name="T39">http://funblastic.appspot.com/</text:span></text:a><text:span text:style-name="T9">).</text:span></text:p>
      <text:p text:style-name="P16"/>
      <text:p text:style-name="P19">2009-2010<text:tab/>Integrated StarLims (<text:a xlink:type="simple" xlink:href="http://www.starlims.com/">http://www.starlims.com</text:a>) into the company's lab environment. Developed application extracting and presenting statistical information from the Icelandic food nutrition database ISGEM (<text:a xlink:type="simple" xlink:href="http://test.matis.is/isgem/nologin.php">http://hvaderimatnum.is</text:a>). The software includes a recipe sharing element for Facebook and complies with the EuroFIR standards for food database schemas. <text:span text:style-name="T24">Developed an ordering and warehouse management software (</text:span><text:a xlink:type="simple" xlink:href="http://pontunarkerfi.appspot.com/"><text:span text:style-name="T24">http://pontunarkerfi.appspot.com</text:span></text:a><text:span text:style-name="T24">). Created inhouse site for visualizing and gathering statistics from a Microsoft Dynamics NAV database (</text:span><text:a xlink:type="simple" xlink:href="http://webnavision.appspot.com/"><text:span text:style-name="T24">http://webnavision.appspot.com</text:span></text:a><text:span text:style-name="T24">).</text:span> Developed software for repeat/microsatellite detection. Developed web-based software for optimal mating for fish and parent estimation in domestic animals (<text:a xlink:type="simple" xlink:href="http://www.matemeright.com/">http://www.matemeright.com/</text:a>).</text:p>
      <text:p text:style-name="P17"/>
      <text:p text:style-name="P18"><text:span text:style-name="T13"><text:tab/></text:span><text:span text:style-name="T14">Sigmasoft –</text:span><text:span text:style-name="T15"> Founder, Software developer</text:span></text:p>
      <text:p text:style-name="P15"/>
      <text:p text:style-name="P10"><text:span text:style-name="T16">2012-current</text:span><text:span text:style-name="T23"><text:tab/></text:span><text:span text:style-name="T18">All the following software is available from Chrome Webstore, Google Play store </text:span><text:span text:style-name="T22">or Firefox Marketplace</text:span><text:span text:style-name="T18">. </text:span><text:span text:style-name="T19">Developed the </text:span><text:span text:style-name="T16">WebWorm videogame </text:span><text:span text:style-name="T19">and composed the game music</text:span><text:span text:style-name="T16"> (</text:span><text:a xlink:type="simple" xlink:href="http://webworm.appspot.com/"><text:span text:style-name="T16">http://webworm.appspot.com/</text:span></text:a><text:span text:style-name="T16">) available </text:span><text:span text:style-name="T17">for</text:span><text:span text:style-name="T16"> android </text:span><text:soft-page-break/><text:span text:style-name="T16">devices </text:span><text:span text:style-name="T17">as DroidWorm </text:span><text:span text:style-name="T16">(</text:span><text:a xlink:type="simple" xlink:href="https://play.google.com/store/apps/details?id=org.simmi.droidworm"><text:span text:style-name="T17">https://play.google.com/store/apps/details?id=org.simmi.droidworm</text:span></text:a><text:span text:style-name="T16">). Created a web-based tool for real estate price calculations in Iceland (</text:span><text:a xlink:type="simple" xlink:href="http://fasteignaverd.appspot.com/"><text:span text:style-name="T16">http://fasteignaverd.appspot.com/</text:span></text:a><text:span text:style-name="T16">). </text:span><text:span text:style-name="T17">SuggestADate dating tool for facebook </text:span><text:span text:style-name="T18">users</text:span><text:span text:style-name="T17"> (</text:span><text:a xlink:type="simple" xlink:href="http://suggestadate.appspot.com/"><text:span text:style-name="T17">http://suggestadate.appspot.com/</text:span></text:a><text:span text:style-name="T17">), </text:span><text:span text:style-name="T22">also available as android app</text:span><text:span text:style-name="T17">. </text:span><text:span text:style-name="T18">A tool for sending you friends message as text in space, StarWars style (</text:span><text:a xlink:type="simple" xlink:href="http://starwarsflyingtext.appspot.com/"><text:span text:style-name="T18">http://starwarsflyingtext.appspot.com</text:span></text:a><text:span text:style-name="T18">). Online publishing site for short-stories and poems (</text:span><text:a xlink:type="simple" xlink:href="http://readshortstories.appspot.com/"><text:span text:style-name="T18">http://readshortstories.appspot.com</text:span></text:a><text:span text:style-name="T18">). </text:span><text:span text:style-name="T19">Online viewer for USDA food nutrition data (</text:span><text:a xlink:type="simple" xlink:href="http://nutritiondb.appspot.com/"><text:span text:style-name="T19">http://nutritiondb.appspot.com</text:span></text:a><text:span text:style-name="T19">). A site for navigating the Icelandic ance</text:span><text:span text:style-name="T20">s</text:span><text:span text:style-name="T19">try information </text:span><text:span text:style-name="T20">database </text:span><text:span text:style-name="T19">(</text:span><text:a xlink:type="simple" xlink:href="http://islboknet.appspot.com/"><text:span text:style-name="T19">http://islboknet.appspot.com</text:span></text:a><text:span text:style-name="T19">). </text:span><text:span text:style-name="T20">Created </text:span><text:span text:style-name="T21">Simlab </text:span><text:span text:style-name="T20">an online scientific calculations suite in Chrome Native clien</text:span><text:span text:style-name="T21">t</text:span><text:span text:style-name="T20"> (</text:span><text:a xlink:type="simple" xlink:href="http://websimlab.appspot.com/"><text:span text:style-name="T20">http://websimlab.appspot.com</text:span></text:a><text:span text:style-name="T20">). Java version available at (/Javasimlab.html).</text:span></text:p>
      <text:p text:style-name="P8"><text:tab/></text:p>
      <text:p text:style-name="P2"><text:span text:style-name="T4">deCODE genetics Inc.</text:span><text:span text:style-name="T6"> (</text:span><text:a xlink:type="simple" xlink:href="http://www.decode.com/"><text:span text:style-name="T6">http://www.decode.com</text:span></text:a><text:span text:style-name="T6">) </text:span><text:span text:style-name="T4">–</text:span><text:span text:style-name="T5"> Software developer</text:span></text:p>
      <text:p text:style-name="P7"/>
      <text:p text:style-name="P3"><text:span text:style-name="T1">2009<text:tab/>Developed 3D principal component analysis genetic/ancestry visualization tool for the deCODEme website (</text:span><text:a xlink:type="simple" xlink:href="http://demo.decodeme.com/ancestry/map-of-kinship"><text:span text:style-name="T1">http://demo.decodeme.com/ancestry/map-of-kinship</text:span></text:a><text:span text:style-name="T1">). Ported Íslendingabók (</text:span><text:a xlink:type="simple" xlink:href="http://www.islendingabok.is/"><text:span text:style-name="T1">www.islendingabok.is</text:span></text:a><text:span text:style-name="T1">), an ancestry archive for Icelanders to Facebook (</text:span><text:a xlink:type="simple" xlink:href="http://apps.facebook.com/islendingabok"><text:span text:style-name="T1">http://apps.facebook.com/islendingabok</text:span></text:a><text:span text:style-name="T1">). Developed ancestry tree drawing algorithm for the deCODEme website. (Java Applets, PHP)</text:span></text:p>
      <text:p text:style-name="P7"/>
      <text:p text:style-name="P3"><text:span text:style-name="T1">2008<text:tab/>Developed the Genome Browser for the deCODEme website. <text:s/>(Java, Applet/WebStart, OpenGL) (</text:span><text:a xlink:type="simple" xlink:href="http://demo.decodeme.com/genome_browser"><text:span text:style-name="T1">http://demo.decodeme.com/genome_browser</text:span></text:a><text:span text:style-name="T1">) </text:span></text:p>
      <text:p text:style-name="P7"/>
      <text:p text:style-name="P9">2006-2007 <text:s text:c="9"/><text:tab/>Java development in the DiseaseMiner project (<text:a xlink:type="simple" xlink:href="http://decode.com/genotyping/DiseaseMiner.php">http://decode.com/genotyping/DiseaseMiner.php</text:a>). Added support for processing and handling Illumina snp and copy number variation genotyping data. (Java using Eclipse IDE, Visual <text:span text:style-name="T26">Basic and</text:span> C++, Python). </text:p>
      <text:p text:style-name="P7"/>
      <text:p text:style-name="P9">2003-2005 <text:s text:c="9"/><text:tab/>Java development in the SequenceMiner project, GUI and database work for viewing/editing large amounts of sequencing data) (Java, database and web development).</text:p>
      <text:p text:style-name="P7"/>
      <text:p text:style-name="P9">2002-2003<text:tab/>Java development in the DiseaseMiner project (Java, Oracle database). Developed binary tree algorithm for genetic linkage calculations in the deCODE Allegro software. (C/C++ using gcc on linux). </text:p>
      <text:p text:style-name="P7"/>
      <text:p text:style-name="P9">2001-2002<text:tab/>Worked on my M.Sc. Degree in collaboration with deCODE. Analysis of protein sequencing data from tandem mass spectrometers. (Java, Microsoft Visual C++). Taught computer design university course.</text:p>
      <text:p text:style-name="P7"/>
      <text:p text:style-name="P9">Summer 2001<text:tab/>Signal processing work in the deCODE Allele Caller software (C++, Windows API and Intel Integrated Performance Primitives (IPP)).</text:p>
      <text:p text:style-name="P7"><text:s text:c="19"/></text:p>
      <text:p text:style-name="P4"><text:span text:style-name="T1"><text:tab/>Medcare/Flaga </text:span><text:span text:style-name="T7">(now </text:span><text:a xlink:type="simple" xlink:href="http://www.embla.com/"><text:span text:style-name="T7">http://www.embla.com</text:span></text:a><text:span text:style-name="T7">) </text:span></text:p>
      <text:p text:style-name="P7"/>
      <text:p text:style-name="P9">Summer 1999<text:tab/>Developed interface for the Actitrack heart rate monitor for Somnologica</text:p>
      <text:p text:style-name="P9">and 2000 <text:tab/>software (C/C++ using Microsoft Visual Studio). Developed ActiveX plugin for trace drawing in the Somnologica software (COM, Visual C++ and Visual Basic). </text:p>
      <text:p text:style-name="P13"/>
      <text:p text:style-name="P13"/>
      <text:p text:style-name="P13"><text:soft-page-break/>Skills </text:p>
      <text:p text:style-name="P7"/>
      <text:p text:style-name="P9"><text:tab/>Bioinformatics, <text:span text:style-name="T13">Linux,</text:span> C/C++, Java, GWT, HTML5, <text:span text:style-name="T13">WebGL, Android SDK</text:span>, <text:span text:style-name="T13">Facebook API,</text:span> SQL, git and Python.</text:p>
      <text:p text:style-name="P7"/>
      <text:p text:style-name="P13">Interests and Status </text:p>
      <text:p text:style-name="P7"/>
      <text:p text:style-name="P9"><text:tab/>Traveling, reading, music, snowboarding and Linux. Married with two children.</text:p>
      <text:p text:style-name="P9"/>
      <text:p text:style-name="P12">Other</text:p>
      <text:p text:style-name="P12"/>
      <text:p text:style-name="P11"><text:span text:style-name="T25"><text:tab/>Created a software TV-signal descrambler and the MacWorm videogame (published in the MacFormat 1996 December issue) in highscho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aree1" svg:font-family="Waree"/>
    <style:font-face style:name="arial" svg:font-family="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Ware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mar Stefansson</meta:initial-creator>
    <meta:creation-date>2009-07-31T10:19:12</meta:creation-date>
    <dc:date>2013-09-13T13:40:36.737557608</dc:date>
    <meta:editing-duration>P1DT2H18M7S</meta:editing-duration>
    <meta:editing-cycles>31</meta:editing-cycles>
    <meta:generator>LibreOffice/4.1.1.2$Linux_X86_64 LibreOffice_project/410m0$Build-2</meta:generator>
    <meta:print-date>2012-01-09T11:02:39.90</meta:print-date>
    <dc:creator>Sigmar Stefansson</dc:creator>
    <meta:document-statistic meta:table-count="0" meta:image-count="0" meta:object-count="0" meta:page-count="3" meta:paragraph-count="34" meta:word-count="655" meta:character-count="5729" meta:non-whitespace-character-count="5042"/>
  </office:meta>
</office:document-meta>
</file>